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tham Pro Bold" svg:font-family="'Gotham Pro Bold'"/>
    <style:font-face style:name="Gotham Pro Reg" svg:font-family="'Gotham Pro Reg'"/>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265cm" style:contextual-spacing="false" fo:line-height="150%" fo:text-align="justify" style:justify-single-word="false" fo:orphans="2" fo:widows="2" fo:text-indent="0cm" style:auto-text-indent="false"/>
      <style:text-properties fo:font-variant="normal" fo:text-transform="none" fo:color="#333333" loext:opacity="100%" style:font-name="Gotham Pro Reg" fo:font-size="14pt" fo:letter-spacing="normal" fo:font-style="normal" fo:font-weight="normal"/>
    </style:style>
    <style:style style:name="P2" style:family="paragraph" style:parent-style-name="Standard">
      <style:paragraph-properties fo:margin-top="0cm" fo:margin-bottom="0.265cm" style:contextual-spacing="false" fo:line-height="150%" fo:text-align="justify" style:justify-single-word="false" fo:orphans="2" fo:widows="2" fo:text-indent="0cm" style:auto-text-indent="false"/>
      <style:text-properties fo:font-variant="normal" fo:text-transform="none" fo:color="#333333" loext:opacity="100%" style:font-name="Gotham Pro Reg" fo:font-size="14pt" fo:letter-spacing="normal" fo:font-style="normal" fo:font-weight="normal"/>
    </style:style>
    <style:style style:name="P3" style:family="paragraph" style:parent-style-name="Standard">
      <style:paragraph-properties fo:margin-left="0cm" fo:margin-right="0cm" fo:margin-top="0cm" fo:margin-bottom="0.265cm" style:contextual-spacing="false" fo:line-height="150%" fo:text-align="justify" style:justify-single-word="false" fo:orphans="2" fo:widows="2" fo:text-indent="0cm" style:auto-text-indent="false"/>
      <style:text-properties fo:font-variant="normal" fo:text-transform="none" fo:color="#414249" loext:opacity="100%" style:font-name="Gotham Pro Bold" fo:font-size="13.5pt" fo:letter-spacing="normal" fo:font-style="normal" fo:font-weight="normal"/>
    </style:style>
    <style:style style:name="T1" style:family="text">
      <style:text-properties fo:color="#414249" loext:opacity="100%" style:font-name="Gotham Pro Bold" fo:font-size="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істо/Село:</text:span>м. Ланівці</text:p>
      <text:p text:style-name="P1"><text:span text:style-name="T1">Адреса, назва установи/закладу, будинку:</text:span>м. Ланівці, вул. Шкільна, 5. Лановецька загальноосвітня школа І – ІІІ ступенів №1 імені Юрія Коваля</text:p>
      <text:p text:style-name="P1"><text:span text:style-name="T1">Повний опис проекту:<text:line-break/></text:span>Проблема - відсутність сучасного простору для дітей, який дозволяє ефективно, цікаво проводити позаурочний час. Передумови : більшу частину свого життя діти проводять у школі, тому школа повинна бути для них тим місцем, де вони почувають себе зручно, комфортно і під час уроків, і на перервах. У силу своїх вікових особливостей учні 1 – 4 класів максимум інформації отримують через діяльність, зокрема через гру. Тому, впровадивши проект у життя, ми зможемо перенести акцент на потреби учня в освітньому процесі, дитиноцентризм, реалізувати здоров’язберігаючу компетентність, яка передбачена Законом про освіту. Мета. Цікавий простір школи стане постійно діючою зоною для навчання, відпочинку підростаючого покоління, розвитку фізичних та духовних якостей молодших школярів, центром організації дозвілля дітей. Рішення. Організація дозвілля та відпочинку дітей, створення умов для прояву індивідуальності в іграх та навчанні. Реалізація проекту дасть змогу дітям змістовно проводити свій вільний час, удосконалювати навички спілкування та роботи в команді, отримувати вільний доступ до ігрових занять , вести здоровий спосіб життя, організовувати цікаве дозвілля. Придбання та встановлення нового обладнання дасть можливість активно розвиватись маленьким вихованцям, забезпечить розвивальний характер і прикладну спрямованість навчання та виховання, сформує всебічно <text:soft-page-break/>розвинену і фізично повноцінну особистість, розширить функціональні можливості організму і укріпить здоров’я.</text:p>
      <text:p text:style-name="P1"><text:span text:style-name="T1">Цільова група:</text:span><text:line-break/>Цільовою групою проекту є 302 учні початкових класів.</text:p>
      <text:p text:style-name="P1"><text:span text:style-name="T1">Очікувані результати проєкту:</text:span><text:line-break/>• Організоване дозвілля школярів на перервах; • розширення форм роботи у групах продовженого дня; • розвиток інтелектуальних , творчих та спортивних здібностей учнів початкової школи.</text:p>
      <text:p text:style-name="P1"><text:span text:style-name="T1">План заходів та термін реалізації проєкту:</text:span><text:line-break/>1. Створення ініціативної групи для впровадження даного проекту. 2. Підбір пропозицій, складання кошторису. 3. Розробка віртуального проекту « Цікавий простір школи» 4. Моніторинг вартості закупівлі матеріалів, необхідних для облаштування простору. 5. Виконання робіт для облаштування. 6. Створення елементів дизайну території. 7. Висвітлення інформації у ЗМІ, на сайтах та соціальних мережах, моніторинг громадської думки. 8. Проведення презентації реалізованого проекту. 9. Висвітлення результатів реалізації проекту на сайтах школи та Лавновецької міської ради. Квітень - травень 2019 року</text:p>
      <text:p text:style-name="P1"><text:span text:style-name="T1">Ключові показники оцінки результату проєкту:</text:span><text:line-break/>Загальнодоступний. Не потребує подальшого фінансування. Соціальна вартість - в результаті реалізації проекту очікується збільшення рівня охоплення дітей активними іграми, культурним проведенням дозвілля.</text:p>
      <text:p text:style-name="P3">Бюджет (не має перевищувати 50 тис грн):</text:p>
      <text:p text:style-name="P2">1) Шафи вартістю 12120 грн. (1 по 12120 грн.)</text:p>
      <text:p text:style-name="P2"><text:soft-page-break/>2) Телевізор вартістю 7900 грн. (1 по 7900 грн.)</text:p>
      <text:p text:style-name="P2">3) Диван вартістю 49680 грн. (10 по 4968 грн.)</text:p>
      <text:p text:style-name="P2">4) Диван вартістю 13440 грн. (4 по 3360 грн.)</text:p>
      <text:p text:style-name="P2">5) Набір пуфів «Ромашка» вартістю 12620 грн. (2 по 6310 грн.)</text:p>
      <text:p text:style-name="P2">6) Набір пуфів «Ромб» вартістю 6840 грн. (2 по 3420 грн.)</text:p>
      <text:p text:style-name="P2">7) Дитячі пуфи «М’ячі» в асортименті вартістю 7000 грн. (20 по 350 грн.)</text:p>
      <text:p text:style-name="P2">8) Лавка двостороння вартістю 12960 грн. (20 по 648 грн.)</text:p>
      <text:p text:style-name="P2">9) Комплект з 5 – и столів «Квітка» вартістю 9000 грн. (3 по 3000 грн.)</text:p>
      <text:p text:style-name="P2">10) Мат спортивний татам ( 1м.х1м.) вартістю 16400 грн. (40 по 410 грн.)</text:p>
      <text:p text:style-name="P2">11) Нвстільні ігри в асортименті вартістю 20000 грн. (40 по 500 грн.)</text:p>
      <text:p text:style-name="P2">12) Монтажні роботи вартістю 2000 грн. (1 по 2000 грн.)</text:p>
      <text:p text:style-name="P2">Загальна вартість: 169960 грн.</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tham Pro Bold" svg:font-family="'Gotham Pro Bold'"/>
    <style:font-face style:name="Gotham Pro Reg" svg:font-family="'Gotham Pro Reg'"/>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10:34:59.350396761</meta:creation-date>
    <dc:date>2026-04-02T10:36:05.819936399</dc:date>
    <meta:editing-duration>PT1M7S</meta:editing-duration>
    <meta:editing-cycles>1</meta:editing-cycles>
    <meta:document-statistic meta:table-count="0" meta:image-count="0" meta:object-count="0" meta:page-count="3" meta:paragraph-count="21" meta:word-count="500" meta:character-count="3589" meta:non-whitespace-character-count="3107"/>
    <meta:generator>LibreOffice/24.2.4.2$Linux_X86_64 LibreOffice_project/51a6219feb6075d9a4c46691dcfe0cd9c4fff3c2</meta:generator>
  </office:meta>
</office:document-meta>
</file>